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CMU Serif" svg:font-family="'CM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066cm" fo:margin-left="-0.042cm" table:align="left"/>
    </style:style>
    <style:style style:name="Table1.A" style:family="table-column">
      <style:table-column-properties style:column-width="3.44cm"/>
    </style:style>
    <style:style style:name="Table1.B" style:family="table-column">
      <style:table-column-properties style:column-width="1.826cm"/>
    </style:style>
    <style:style style:name="Table1.C" style:family="table-column">
      <style:table-column-properties style:column-width="1.905cm"/>
    </style:style>
    <style:style style:name="Table1.D" style:family="table-column">
      <style:table-column-properties style:column-width="6.482cm"/>
    </style:style>
    <style:style style:name="Table1.E" style:family="table-column">
      <style:table-column-properties style:column-width="3.413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CMU Serif" fo:font-size="10pt" style:font-size-asian="10pt" style:font-size-complex="10pt"/>
    </style:style>
    <style:style style:name="P2" style:family="paragraph" style:parent-style-name="Footer">
      <style:text-properties style:font-name="CMU Serif" fo:font-size="10pt" style:font-size-asian="10pt" style:font-size-complex="10pt"/>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Text_20_body">
      <style:paragraph-properties fo:text-align="center" style:justify-single-word="false"/>
      <style:text-properties style:font-name="CMU Serif" fo:font-size="10pt" style:font-size-asian="10pt" style:font-size-complex="10pt"/>
    </style:style>
    <style:style style:name="P5" style:family="paragraph" style:parent-style-name="Text_20_body">
      <style:paragraph-properties fo:text-align="center" style:justify-single-word="false"/>
      <style:text-properties style:font-name="CMU Serif"/>
    </style:style>
    <style:style style:name="P6" style:family="paragraph" style:parent-style-name="Text_20_body">
      <style:text-properties fo:font-size="10pt" fo:font-weight="normal" style:font-size-asian="8.75pt" style:font-weight-asian="normal" style:font-size-complex="10pt" style:font-weight-complex="normal"/>
    </style:style>
    <style:style style:name="P7" style:family="paragraph" style:parent-style-name="Text_20_body">
      <style:text-properties fo:font-size="10pt" style:font-size-asian="8.75pt" style:font-size-complex="10pt"/>
    </style:style>
    <style:style style:name="P8" style:family="paragraph" style:parent-style-name="Text_20_body">
      <style:paragraph-properties fo:text-align="center" style:justify-single-word="false" fo:break-before="page"/>
      <style:text-properties style:font-name="CMU Serif"/>
    </style:style>
    <style:style style:name="P9" style:family="paragraph" style:parent-style-name="Contents_20_Heading">
      <style:paragraph-properties fo:break-before="page"/>
    </style:style>
    <style:style style:name="P10" style:family="paragraph" style:parent-style-name="Text_20_body">
      <style:paragraph-properties fo:margin-left="0cm" fo:margin-right="0cm" fo:text-align="start" style:justify-single-word="false" fo:text-indent="5.556cm" style:auto-text-indent="false">
        <style:tab-stops>
          <style:tab-stop style:position="5.689cm"/>
        </style:tab-stops>
      </style:paragraph-properties>
      <style:text-properties style:font-name="CMU Serif" fo:font-size="10pt" style:font-size-asian="10pt" style:font-size-complex="10pt"/>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3">
      <style:paragraph-properties>
        <style:tab-stops>
          <style:tab-stop style:position="16.002cm" style:type="right" style:leader-style="dotted" style:leader-text="."/>
        </style:tab-stops>
      </style:paragraph-properties>
    </style:style>
    <style:style style:name="P13" style:family="paragraph" style:parent-style-name="Table_20_Contents">
      <style:text-properties style:font-name="CMU Serif" fo:font-size="10pt" fo:font-style="italic" fo:font-weight="normal" style:font-size-asian="10pt" style:font-style-asian="italic" style:font-weight-asian="normal" style:font-size-complex="10pt" style:font-style-complex="italic" style:font-weight-complex="normal"/>
    </style:style>
    <style:style style:name="P14" style:family="paragraph" style:parent-style-name="Table_20_Contents">
      <style:text-properties style:font-name="CMU Serif" fo:font-size="10pt" fo:font-style="italic" style:font-size-asian="10pt" style:font-style-asian="italic" style:font-size-complex="10pt" style:font-style-complex="italic"/>
    </style:style>
    <style:style style:name="P15" style:family="paragraph" style:parent-style-name="Heading_20_1">
      <style:text-properties style:font-name="CMU Serif"/>
    </style:style>
    <style:style style:name="P16" style:family="paragraph" style:parent-style-name="Heading_20_1">
      <style:paragraph-properties fo:text-align="center" style:justify-single-word="false"/>
      <style:text-properties style:font-name="CMU Serif"/>
    </style:style>
    <style:style style:name="P17" style:family="paragraph" style:parent-style-name="Heading_20_1">
      <style:text-properties style:font-name="CMU Serif" fo:font-weight="bold" style:font-weight-asian="bold" style:font-weight-complex="bold"/>
    </style:style>
    <style:style style:name="P18" style:family="paragraph" style:parent-style-name="Text_20_body">
      <style:paragraph-properties fo:margin-left="0cm" fo:margin-right="0cm" fo:text-align="start" style:justify-single-word="false" fo:text-indent="5.556cm" style:auto-text-indent="false">
        <style:tab-stops>
          <style:tab-stop style:position="5.689cm"/>
        </style:tab-stops>
      </style:paragraph-properties>
      <style:text-properties style:font-name="CMU Serif" fo:font-size="10pt" style:font-size-asian="10pt" style:font-size-complex="10pt"/>
    </style:style>
    <style:style style:name="P19" style:family="paragraph" style:parent-style-name="Text_20_body">
      <style:text-properties style:font-name="CMU Serif"/>
    </style:style>
    <style:style style:name="P20" style:family="paragraph" style:parent-style-name="Text_20_body">
      <style:text-properties style:font-name="CMU Serif" fo:font-size="10pt" fo:font-style="normal" style:font-size-asian="8.75pt" style:font-style-asian="normal" style:font-size-complex="10pt" style:font-style-complex="normal"/>
    </style:style>
    <style:style style:name="P21" style:family="paragraph" style:parent-style-name="Text_20_body" style:list-style-name="L1">
      <style:text-properties style:font-name="CMU Serif" fo:font-size="10pt" fo:font-style="normal" style:font-size-asian="8.75pt" style:font-style-asian="normal" style:font-size-complex="10pt" style:font-style-complex="normal"/>
    </style:style>
    <style:style style:name="P22" style:family="paragraph" style:parent-style-name="Text_20_body">
      <style:text-properties style:font-name="CMU Serif" fo:font-size="10pt" fo:font-weight="normal" style:font-size-asian="8.75pt" style:font-weight-asian="normal" style:font-size-complex="10pt" style:font-weight-complex="normal"/>
    </style:style>
    <style:style style:name="P23" style:family="paragraph" style:parent-style-name="Text_20_body" style:list-style-name="L3">
      <style:text-properties style:font-name="CMU Serif" fo:font-size="10pt" fo:font-weight="normal" style:font-size-asian="8.75pt" style:font-weight-asian="normal" style:font-size-complex="10pt" style:font-weight-complex="normal"/>
    </style:style>
    <style:style style:name="P24" style:family="paragraph" style:parent-style-name="Text_20_body">
      <style:text-properties style:font-name="CMU Serif" fo:font-size="10pt" fo:font-weight="bold" style:font-size-asian="10pt" style:font-weight-asian="bold" style:font-size-complex="10pt" style:font-weight-complex="bold"/>
    </style:style>
    <style:style style:name="P25" style:family="paragraph" style:parent-style-name="Text_20_body" style:list-style-name="L2">
      <style:text-properties style:font-name="CMU Serif" fo:font-size="10pt" fo:font-weight="bold" style:font-size-asian="10pt" style:font-weight-asian="bold" style:font-size-complex="10pt" style:font-weight-complex="bold"/>
    </style:style>
    <style:style style:name="P26" style:family="paragraph" style:parent-style-name="Text_20_body">
      <style:text-properties style:font-name="CMU Serif" fo:font-size="10pt" style:font-size-asian="8.75pt" style:font-size-complex="10pt"/>
    </style:style>
    <style:style style:name="P27" style:family="paragraph" style:parent-style-name="Text_20_body">
      <style:text-properties style:font-name="CMU Serif" fo:font-size="13pt" fo:font-weight="bold" style:font-size-asian="11.3500003814697pt" style:font-weight-asian="bold" style:font-size-complex="13pt" style:font-weight-complex="bold"/>
    </style:style>
    <style:style style:name="P28" style:family="paragraph" style:parent-style-name="Text_20_body" style:list-style-name="L1"/>
    <style:style style:name="P29" style:family="paragraph" style:parent-style-name="Text_20_body" style:list-style-name="L3"/>
    <style:style style:name="P30" style:family="paragraph" style:parent-style-name="Heading_20_3">
      <style:text-properties style:font-name="CMU Serif"/>
    </style:style>
    <style:style style:name="P31" style:family="paragraph" style:parent-style-name="Heading_20_2">
      <style:text-properties style:font-name="CMU Serif" fo:font-style="normal" style:font-style-asian="normal" style:font-style-complex="normal"/>
    </style:style>
    <style:style style:name="P32" style:family="paragraph" style:parent-style-name="Heading_20_2">
      <style:text-properties style:font-name="CMU Serif" fo:font-style="normal" fo:font-weight="bold" style:font-style-asian="normal" style:font-weight-asian="bold" style:font-style-complex="normal" style:font-weight-complex="bold"/>
    </style:style>
    <style:style style:name="P33" style:family="paragraph" style:parent-style-name="Heading_20_2">
      <style:text-properties style:font-name="CMU Serif" fo:font-size="14pt" fo:font-style="normal" style:font-size-asian="14pt" style:font-style-asian="normal" style:font-size-complex="14pt" style:font-style-complex="normal"/>
    </style:style>
    <style:style style:name="T1" style:family="text">
      <style:text-properties style:font-name="CMU Serif"/>
    </style:style>
    <style:style style:name="T2" style:family="text">
      <style:text-properties style:font-name="CMU Serif" fo:font-size="10pt" style:font-size-asian="8.75pt" style:font-size-complex="10pt"/>
    </style:style>
    <style:style style:name="T3" style:family="text">
      <style:text-properties style:font-name="CMU Serif" fo:font-size="10pt" fo:font-weight="normal" style:font-size-asian="8.75pt" style:font-weight-asian="normal" style:font-size-complex="10pt" style:font-weight-complex="normal"/>
    </style:style>
    <style:style style:name="T4" style:family="text">
      <style:text-properties style:font-name="CMU Serif" fo:font-size="10pt" fo:font-weight="bold" style:font-size-asian="8.75pt" style:font-weight-asian="bold" style:font-size-complex="10pt" style:font-weight-complex="bold"/>
    </style:style>
    <style:style style:name="T5" style:family="text">
      <style:text-properties style:font-name="CMU Serif" fo:font-size="10pt" fo:font-style="normal" style:font-size-asian="8.75pt" style:font-style-asian="normal" style:font-size-complex="10pt" style:font-style-complex="normal"/>
    </style:style>
    <style:style style:name="T6" style:family="text">
      <style:text-properties style:font-name="CMU Serif" fo:font-size="10pt" fo:font-style="normal" style:font-size-asian="10pt" style:font-style-asian="normal" style:font-size-complex="10pt" style:font-style-complex="normal"/>
    </style:style>
    <style:style style:name="T7" style:family="text">
      <style:text-properties style:font-name="CMU Serif" fo:font-weight="bold" style:font-weight-asian="bold" style:font-weight-complex="bold"/>
    </style:style>
    <style:style style:name="T8" style:family="text">
      <style:text-properties style:font-name="CMU Serif" fo:font-weight="normal" style:font-weight-asian="normal" style:font-weight-complex="normal"/>
    </style:style>
    <style:style style:name="T9" style:family="text">
      <style:text-properties style:font-name="CMU Serif" fo:font-style="normal" style:font-style-asian="normal" style:font-style-complex="normal"/>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
      <text:h text:style-name="P16" text:outline-level="1"><text:bookmark-start text:name="__RefHeading__246_632211959"/>Software Engineering Group Projects – <text:bookmark-end text:name="__RefHeading__246_632211959"/></text:h>
      <text:h text:style-name="P16" text:outline-level="1"><text:bookmark-start text:name="__RefHeading__360_632211959"/>Git User Guide Manual <text:line-break/><text:line-break/><text:bookmark-end text:name="__RefHeading__360_632211959"/></text:h>
      <text:p text:style-name="P4"/>
      <text:p text:style-name="P10">Author: <text:s text:c="4"/><text:tab/>Ryan Gouldsmith </text:p>
      <text:p text:style-name="P10">Config Ref: <text:s/>SE.G.01</text:p>
      <text:p text:style-name="P10">Date: <text:s text:c="8"/><text:tab/>2nd November 2013</text:p>
      <text:p text:style-name="P10">Version: <text:s text:c="4"/><text:tab/>1.0</text:p>
      <text:p text:style-name="P10">Staus: <text:s text:c="7"/><text:tab/>Draft</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epartment of Computer Science </text:p>
      <text:p text:style-name="P10">Aberystwyth University </text:p>
      <text:p text:style-name="P10">Aberystwyth </text:p>
      <text:p text:style-name="P10">Ceredigion </text:p>
      <text:p text:style-name="P10">SY23 3DB </text:p>
      <text:p text:style-name="P10">Copyright © Aberystwyth University 2013</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9">Contents</text:p>
          </text:index-title>
          <text:p text:style-name="P3"><text:a xlink:type="simple" xlink:href="#__RefHeading__246_632211959" text:style-name="Index_20_Link" text:visited-style-name="Index_20_Link">Software Engineering Group Projects – <text:tab/>1</text:a></text:p>
          <text:p text:style-name="P3"><text:a xlink:type="simple" xlink:href="#__RefHeading__360_632211959" text:style-name="Index_20_Link" text:visited-style-name="Index_20_Link">Git User Guide Manual <text:line-break/><text:line-break/><text:tab/>1</text:a></text:p>
          <text:p text:style-name="P3"><text:a xlink:type="simple" xlink:href="#__RefHeading__400_632211959" text:style-name="Index_20_Link" text:visited-style-name="Index_20_Link">1. INTRODUCTION<text:tab/>3</text:a></text:p>
          <text:p text:style-name="P11"><text:a xlink:type="simple" xlink:href="#__RefHeading__402_632211959" text:style-name="Index_20_Link" text:visited-style-name="Index_20_Link">1.1. Purpose of this Document<text:tab/>3</text:a></text:p>
          <text:p text:style-name="P11"><text:a xlink:type="simple" xlink:href="#__RefHeading__404_632211959" text:style-name="Index_20_Link" text:visited-style-name="Index_20_Link">1.2. Scope<text:tab/>3</text:a></text:p>
          <text:p text:style-name="P11"><text:a xlink:type="simple" xlink:href="#__RefHeading__406_632211959" text:style-name="Index_20_Link" text:visited-style-name="Index_20_Link">1.3. Objective <text:tab/>3</text:a></text:p>
          <text:p text:style-name="P3"><text:a xlink:type="simple" xlink:href="#__RefHeading__116_632211959" text:style-name="Index_20_Link" text:visited-style-name="Index_20_Link">2. USING THE GUI: GITEYE<text:tab/>3</text:a></text:p>
          <text:p text:style-name="P3"><text:a xlink:type="simple" xlink:href="#__RefHeading__118_632211959" text:style-name="Index_20_Link" text:visited-style-name="Index_20_Link">3: SETTING OUR GIT repository:<text:tab/>3</text:a></text:p>
          <text:p text:style-name="P3"><text:a xlink:type="simple" xlink:href="#__RefHeading__120_632211959" text:style-name="Index_20_Link" text:visited-style-name="Index_20_Link">4: ADDING FILES, committing AND PUSHING<text:tab/>4</text:a></text:p>
          <text:p text:style-name="P3"><text:a xlink:type="simple" xlink:href="#__RefHeading__122_632211959" text:style-name="Index_20_Link" text:visited-style-name="Index_20_Link">5: PULLING CHANGES<text:tab/>4</text:a></text:p>
          <text:p text:style-name="P11"><text:a xlink:type="simple" xlink:href="#__RefHeading__124_632211959" text:style-name="Index_20_Link" text:visited-style-name="Index_20_Link">5.1 Reverting Changes<text:tab/>4</text:a></text:p>
          <text:p text:style-name="P12"><text:a xlink:type="simple" xlink:href="#__RefHeading__126_632211959" text:style-name="Index_20_Link" text:visited-style-name="Index_20_Link">5.1.1 Revert an edited file<text:tab/>4</text:a></text:p>
          <text:p text:style-name="P11"><text:a xlink:type="simple" xlink:href="#__RefHeading__128_632211959" text:style-name="Index_20_Link" text:visited-style-name="Index_20_Link">5.2 Merge Conflicts<text:tab/>5</text:a></text:p>
          <text:p text:style-name="P3"><text:a xlink:type="simple" xlink:href="#__RefHeading__244_632211959" text:style-name="Index_20_Link" text:visited-style-name="Index_20_Link">6. RESETTING THE REPOSITORY<text:tab/>5</text:a></text:p>
          <text:p text:style-name="P3"><text:a xlink:type="simple" xlink:href="#__RefHeading__362_632211959" text:style-name="Index_20_Link" text:visited-style-name="Index_20_Link">7 OTHER INFORMATION<text:tab/>6</text:a></text:p>
          <text:p text:style-name="P11"><text:a xlink:type="simple" xlink:href="#__RefHeading__364_632211959" text:style-name="Index_20_Link" text:visited-style-name="Index_20_Link">7.1 Merging Binary Files<text:tab/>6</text:a></text:p>
          <text:p text:style-name="P11"><text:a xlink:type="simple" xlink:href="#__RefHeading__366_632211959" text:style-name="Index_20_Link" text:visited-style-name="Index_20_Link">7.2 Important information about the repository<text:tab/>6</text:a></text:p>
          <text:p text:style-name="P3"><text:a xlink:type="simple" xlink:href="#__RefHeading__132_632211959" text:style-name="Index_20_Link" text:visited-style-name="Index_20_Link">Document Change History<text:tab/>6</text:a></text:p>
        </text:index-body>
      </text:table-of-content>
      <text:p text:style-name="P5"/>
      <text:p text:style-name="P8"/>
      <text:h text:style-name="P15" text:outline-level="1"><text:bookmark-start text:name="__RefHeading__400_632211959"/>1. INTRODUCTION<text:bookmark-end text:name="__RefHeading__400_632211959"/></text:h>
      <text:h text:style-name="Heading_20_2" text:outline-level="2"><text:bookmark-start text:name="__RefHeading__402_632211959"/><text:span text:style-name="T9">1.1.</text:span><text:span text:style-name="T1"> </text:span><text:span text:style-name="T9">Purpose of this Document</text:span><text:bookmark-end text:name="__RefHeading__402_632211959"/></text:h>
      <text:p text:style-name="P20">The purpose of this document is to give an overview of how to use Git and source control successfully.</text:p>
      <text:h text:style-name="P31" text:outline-level="2"><text:bookmark-start text:name="__RefHeading__404_632211959"/>1.2. Scope<text:bookmark-end text:name="__RefHeading__404_632211959"/></text:h>
      <text:p text:style-name="P20">This document should be read by everyone in the group. It contains detailed instructions on how to use Git and GitEye to Push, Pull and resolve any errors the user may have.</text:p>
      <text:h text:style-name="P33" text:outline-level="2"><text:bookmark-start text:name="__RefHeading__406_632211959"/>1.3. Objective <text:bookmark-end text:name="__RefHeading__406_632211959"/></text:h>
      <text:p text:style-name="P20">The documents objectives are as follows:</text:p>
      <text:list xml:id="list693227641" text:style-name="L1">
        <text:list-item>
          <text:p text:style-name="P21">Allow the user to setup GitEye.</text:p>
        </text:list-item>
        <text:list-item>
          <text:p text:style-name="P28"><text:span text:style-name="T5">Setting up a clone </text:span><text:span text:style-name="T6">repository</text:span><text:span text:style-name="T5">.</text:span></text:p>
        </text:list-item>
        <text:list-item>
          <text:p text:style-name="P21">Pushing and Committing documents.</text:p>
        </text:list-item>
        <text:list-item>
          <text:p text:style-name="P28"><text:span text:style-name="T5">Pulling Documents from the remote</text:span><text:span text:style-name="T6"> repository</text:span><text:span text:style-name="T5">.</text:span></text:p>
        </text:list-item>
        <text:list-item>
          <text:p text:style-name="P21">Reverting to older versions.</text:p>
        </text:list-item>
        <text:list-item>
          <text:p text:style-name="P21">Merging conflicts.</text:p>
        </text:list-item>
        <text:list-item>
          <text:p text:style-name="P28"><text:span text:style-name="T5">Resetting a </text:span><text:span text:style-name="T6">repository</text:span><text:span text:style-name="T5">.</text:span></text:p>
        </text:list-item>
        <text:list-item>
          <text:p text:style-name="P21">Standards whilst using Git.</text:p>
        </text:list-item>
      </text:list>
      <text:p text:style-name="P20"/>
      <text:h text:style-name="P15" text:outline-level="1"><text:bookmark-start text:name="__RefHeading__116_632211959"/>2. USING THE GUI: GITEYE<text:bookmark-end text:name="__RefHeading__116_632211959"/></text:h>
      <text:p text:style-name="Text_20_body"><text:span text:style-name="T2">The application in which we were shown how to use Git was via GitEye. You can access this on the Linux Mint computers in the Delphinium by going to the terminal and typing </text:span><text:span text:style-name="T4">/usr/local/giteye/GitEye</text:span><text:span text:style-name="T3"> this will load up the graphical user interface for GitHub. You can use another GUI if you want to, but this manual is on GitEye.</text:span></text:p>
      <text:h text:style-name="Heading_20_1" text:outline-level="1"><text:bookmark-start text:name="__RefHeading__118_632211959"/><text:span text:style-name="T7">3. SETTING</text:span><text:span text:style-name="T8"> </text:span><text:span text:style-name="T7">OUR GIT repository:</text:span><text:bookmark-end text:name="__RefHeading__118_632211959"/></text:h>
      <text:p text:style-name="Text_20_body"><text:span text:style-name="T3">You won't currently have any repositories for the assignment yet, unless you have already done the steps from the handout. If you go to the Dashboard and click “</text:span><text:span text:style-name="T4">Clone a Git repository” → “Clone URI” → “Next”. </text:span><text:span text:style-name="T3">From this you need to enter in our GitHub URL which is: </text:span><text:a xlink:type="simple" xlink:href="https://github.com/Ryan-Gouldsmith/group07-walktalkcreator.git"><text:span text:style-name="T4">https://github.com/Ryan-Gouldsmith/group07-walktalkcreator.git</text:span></text:a><text:span text:style-name="T4"> </text:span><text:span text:style-name="T3">After this you will need to enter your GitHub account details that you set up when you signed up for – you will need to set a master password. In the next window select the Master Branch from the Branch Selection. This will then pop up a window called Set Destination – you will need to create a local directory on your computer, so you can pull and push from – enter the local directory of where you want to send all the information to. Once you have selected it, click Finish and it's all </text:span><text:soft-page-break/><text:span text:style-name="T3">set up for use.</text:span></text:p>
      <text:p text:style-name="P22"/>
      <text:h text:style-name="P15" text:outline-level="1"><text:bookmark-start text:name="__RefHeading__120_632211959"/>4. ADDING FILES, committing AND PUSHING<text:bookmark-end text:name="__RefHeading__120_632211959"/></text:h>
      <text:p text:style-name="P6"><text:span text:style-name="T1">All files which you want to include on Git must be in your local directory – that you used in part 1. When you use GitEye go to the GitFiles tab and click show Pending – this means that there's files in your local directory which haven't been uploaded, or there's a different version compared to the on-line version. Any files which need uploading will be put in the</text:span><text:span text:style-name="T7"> Working view</text:span><text:span text:style-name="T1">. </text:span></text:p>
      <text:p text:style-name="P6"><text:span text:style-name="T7">Note:</text:span><text:span text:style-name="T1"> There was issues at this point, and we recommend you only upload to Git when you finished the file you're editing.</text:span></text:p>
      <text:p text:style-name="P6"><text:span text:style-name="T1">If you want to upload these files to Git, drag from </text:span><text:span text:style-name="T7">Working View</text:span><text:span text:style-name="T1"> to </text:span><text:span text:style-name="T7">Staged Changes</text:span><text:span text:style-name="T1">. You then write your commit message, saying what you have done edited – This is important so people know what you have changed or not changed.</text:span><text:span text:style-name="T7"> </text:span><text:span text:style-name="T1">Once you have wrote the message, press the </text:span><text:span text:style-name="T7">commit and push</text:span><text:span text:style-name="T1"> it will add the file with the commit it to the repository with your name, showing that you have edited it and any changes.</text:span></text:p>
      <text:p text:style-name="P22"/>
      <text:h text:style-name="P15" text:outline-level="1"><text:bookmark-start text:name="__RefHeading__122_632211959"/>5. PULLING CHANGES<text:bookmark-end text:name="__RefHeading__122_632211959"/></text:h>
      <text:p text:style-name="P24">Note: <text:s/>There may be an error if you try to pull – telling you about configuring the local repository. If this happens complete the following steps:</text:p>
      <text:list xml:id="list1645853151" text:style-name="L2">
        <text:list-item>
          <text:p text:style-name="P25">On your repository in GitEye, expand the Local directory. Right click on the mater branch. </text:p>
        </text:list-item>
        <text:list-item>
          <text:p text:style-name="P25">Set the remove to equal the Origin</text:p>
        </text:list-item>
        <text:list-item>
          <text:p text:style-name="P25">When asked for upsteam put: ref/heads/master</text:p>
        </text:list-item>
      </text:list>
      <text:p text:style-name="P24">(If there's any problems contact Ryan Gouldsmith or Mosopefoluwa David Adejumo )</text:p>
      <text:p text:style-name="P22">In order for us to see other changes we need to pull the latest version from Git itself. In the toolbar in GitEye there's a cylinder shape with a red arrow pointing down – this is the pull button. If you click this it will pull any changes on the remote repository and put them in your local repository so they can edit them. The person can edit any of the files pulled, and then re-commit them and push them back to Git. </text:p>
      <text:h text:style-name="P31" text:outline-level="2"><text:bookmark-start text:name="__RefHeading__124_632211959"/>5.1. Reverting Changes<text:bookmark-end text:name="__RefHeading__124_632211959"/></text:h>
      <text:p text:style-name="P6"><text:span text:style-name="T1">Reverting changes means that you can go back to any point in which we have committed and pushed documents to Git and say ignore all other commits, this is the one I am interested in editing. To do that in GitEye, Go to the <text:s/></text:span><text:span text:style-name="T7">History Tab </text:span><text:span text:style-name="T1">→ </text:span><text:span text:style-name="T7">Choose a commit</text:span><text:span text:style-name="T1"> → </text:span><text:span text:style-name="T7">Right click</text:span><text:span text:style-name="T1"> → </text:span><text:span text:style-name="T7">Revert Commit</text:span><text:span text:style-name="T1">. This will take it back to that version. You can then edit the file and commit and push to Git with these other changes. </text:span></text:p>
      <text:h text:style-name="P30" text:outline-level="3"><text:bookmark-start text:name="__RefHeading__126_632211959"/>5.1.1. Revert an edited file<text:bookmark-end text:name="__RefHeading__126_632211959"/></text:h>
      <text:p text:style-name="P6"><text:span text:style-name="T1">If you wanted to edit a couple of files that are in pending, and realise that what you have edited may have been incorrect got to the </text:span><text:span text:style-name="T7">GitFiles Tab</text:span><text:span text:style-name="T1"> → </text:span><text:span text:style-name="T7">Click show pending</text:span><text:span text:style-name="T1"> → </text:span><text:span text:style-name="T7">Right click on the file you wish to revert</text:span><text:span text:style-name="T1"> → </text:span><text:span text:style-name="T7">got to replace with</text:span><text:span text:style-name="T1"> → </text:span><text:span text:style-name="T7">HEAD revision →</text:span><text:span text:style-name="T1"> </text:span><text:span text:style-name="T7">Click okay </text:span><text:span text:style-name="T1">– this will take the file back to the last pulled version, and discard any changes you have made. </text:span></text:p>
      <text:p text:style-name="P6"><text:span text:style-name="T1">To discard all changes on the project back to the latest commit, and your last pull you will need to reset to </text:span><text:soft-page-break/><text:span text:style-name="T1">Head. Click the </text:span><text:span text:style-name="T7">menu button reset</text:span><text:span text:style-name="T1">, in the pop-up window </text:span><text:span text:style-name="T7">set the reset mode to Hard</text:span><text:span text:style-name="T1"> and </text:span><text:span text:style-name="T7">click yes</text:span><text:span text:style-name="T1"> to confirm. This will completely remove all changes made any file. </text:span></text:p>
      <text:p text:style-name="P22"/>
      <text:h text:style-name="P32" text:outline-level="2"><text:bookmark-start text:name="__RefHeading__128_632211959"/>5.2. Merge Conflicts<text:bookmark-end text:name="__RefHeading__128_632211959"/></text:h>
      <text:p text:style-name="P7"><text:span text:style-name="T1">There will be times during the project that two people are working on the same file and someone commits and pushes before the other person, and when the other person goes to commit and push they will get an error such as </text:span><text:span text:style-name="T7">“non-fast forward”</text:span><text:span text:style-name="T1">. This means that the changes have been successfully committed and pushed to your local directory, but not to the remote repository. It is telling the person with the error that they're one commit behind in the Origin/Master. <text:line-break/>To get around this pull on the machine with the error, this will produce a dialogue which will tell them they have a merge conflict. If you got to </text:span><text:span text:style-name="T7">Git File</text:span><text:span text:style-name="T1"> → </text:span><text:span text:style-name="T7">Show Conflicts in the drop down,</text:span><text:span text:style-name="T1"> it will tell you what file(s) will have conflicts. </text:span></text:p>
      <text:p text:style-name="P7"><text:span text:style-name="T1">In the </text:span><text:span text:style-name="T7">Diff tab</text:span><text:span text:style-name="T1"> of GitEye it will look similar to this:<text:line-break/></text:span></text:p>
      <text:p text:style-name="P19">+&lt;&lt;&lt;&lt;&lt; Head </text:p>
      <text:p text:style-name="Text_20_body"><text:span text:style-name="T1">+ Change person a 1<text:line-break/>+ Change person a 2<text:line-break/>+============<text:line-break/>+ Original text<text:line-break/>+ Change person b 1<text:line-break/>+&gt;&gt;&gt;&gt;&gt;&gt;&gt;&gt;&gt; Branch 'master' of </text:span><text:a xlink:type="simple" xlink:href="https://github.com/Ryan-Gouldsmith/group07-walktalkcreator.git"><text:span text:style-name="T4">https://github.com/Ryan-Gouldsmith/group07-walktalkcreator.git</text:span></text:a><text:span text:style-name="T4"> <text:line-break/><text:line-break/></text:span><text:span text:style-name="T3">So this shows all the changes made to the same file, at the same time. The person with the error has to look at these conflicts and decide what is appropriate for the file, removing any extra syntax (the head, === and branch 'master'..) once they have successfully edited the file, they drag to the staged area and then push and commit with appropriate commit changes. The other person then pulls, and the cycle of editing files and merge conflicts may occur – so you keep repeating this step.</text:span></text:p>
      <text:h text:style-name="P15" text:outline-level="1"><text:bookmark-start text:name="__RefHeading__244_632211959"/>6. RESETTING THE REPOSITORY<text:bookmark-end text:name="__RefHeading__244_632211959"/></text:h>
      <text:p text:style-name="P6"><text:span text:style-name="T1"><text:line-break/>Select the commit you wish to reset back to the beginning go to the </text:span><text:span text:style-name="T7">History tab </text:span><text:span text:style-name="T1">→ </text:span><text:span text:style-name="T7">Select Commit</text:span><text:span text:style-name="T1"> → </text:span><text:span text:style-name="T7">right click </text:span><text:span text:style-name="T1">→ </text:span><text:span text:style-name="T7">Reset</text:span><text:span text:style-name="T1"> → </text:span><text:span text:style-name="T7">Hard</text:span><text:span text:style-name="T1">. This resets the local working copy and master branch back to previous state. </text:span></text:p>
      <text:p text:style-name="P6"><text:span text:style-name="T1">To reset the repository </text:span><text:span text:style-name="T7">(NOTE: </text:span><text:span text:style-name="T1">this should never be done and contact the quality assurance manager if you ever need to do something like this, as it removes changes by everyone and isn't recoverable.</text:span><text:span text:style-name="T7">) right click on the commit</text:span><text:span text:style-name="T1"> → </text:span><text:span text:style-name="T7">Push Commit</text:span><text:span text:style-name="T1"> → </text:span><text:span text:style-name="T7">next </text:span><text:span text:style-name="T1">→ </text:span><text:span text:style-name="T7">Target Ref Name = refs/heads/master</text:span><text:span text:style-name="T1"> → </text:span><text:span text:style-name="T7">Force Update.</text:span></text:p>
      <text:p text:style-name="P22"/>
      <text:h text:style-name="P15" text:outline-level="1"><text:bookmark-start text:name="__RefHeading__362_632211959"/><text:soft-page-break/>7. OTHER INFORMATION<text:bookmark-end text:name="__RefHeading__362_632211959"/></text:h>
      <text:h text:style-name="P32" text:outline-level="2"><text:bookmark-start text:name="__RefHeading__364_632211959"/>7.1. Merging Binary Files<text:bookmark-end text:name="__RefHeading__364_632211959"/></text:h>
      <text:p text:style-name="P26">Since our project will use images if there happens to be a merge conflict for the image it is recommended that you either keep your version, or accept there – since there's not a way of doing this in GitEye it is best done on the command line. Once you reach the “resolve merge conflict stage” go to your local git repository and type in the following commands </text:p>
      <text:p text:style-name="P26">&gt; $ cd YourGitrepository</text:p>
      <text:p text:style-name="P26">&gt; $ git status</text:p>
      <text:p text:style-name="P26"># Tells you the errors</text:p>
      <text:p text:style-name="P26">&gt; $ git checkout -- ours -path/to/file.doc</text:p>
      <text:p text:style-name="P26">&gt; $ git checkout – theirs – path/to/file.doc</text:p>
      <text:p text:style-name="P26">Check the file then do </text:p>
      <text:p text:style-name="P26">&gt; $ git add path/to/file.doc</text:p>
      <text:p text:style-name="P26"/>
      <text:h text:style-name="P31" text:outline-level="2"><text:bookmark-start text:name="__RefHeading__366_632211959"/>7.2. Important information about the repository<text:bookmark-end text:name="__RefHeading__366_632211959"/></text:h>
      <text:list xml:id="list1694011673" text:style-name="L3">
        <text:list-item>
          <text:p text:style-name="P29"><text:span text:style-name="T2">There's a new QA standard for how the files are supposed to be situated on Git. We </text:span><text:span text:style-name="T4">MUST </text:span><text:span text:style-name="T3">adhere to these standards. Check the standards and how you lay out your local directory. This makes checking documents a lot easier. </text:span></text:p>
        </text:list-item>
        <text:list-item>
          <text:p text:style-name="P23">Once you push and commit something the idea of Git it that it's there in the History for you to see. You can delete it from your local repository so when other people pull any changes it will no longer be visible, but the remote repository will still have a copy. There are ways in deleting this, but we shouldn't need to.</text:p>
        </text:list-item>
        <text:list-item>
          <text:p text:style-name="P23">There's a wiki on GitHub which lets people know what our program is about, this will need to be completed by the repository Owner, with approval of the Team Leader – it's marked up in Markdown. </text:p>
        </text:list-item>
        <text:list-item>
          <text:p text:style-name="P23">Make sure that commits are meaningful, so when people pull they can see exactly what has changed. <text:s/></text:p>
        </text:list-item>
      </text:list>
      <text:p text:style-name="P26"/>
      <text:h text:style-name="P17" text:outline-level="1"><text:bookmark-start text:name="__RefHeading__132_632211959"/>Document Change History<text:bookmark-end text:name="__RefHeading__132_632211959"/></text:h>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3">Version</text:p>
          </table:table-cell>
          <table:table-cell table:style-name="Table1.A1" office:value-type="string">
            <text:p text:style-name="P14">CCF No.</text:p>
          </table:table-cell>
          <table:table-cell table:style-name="Table1.A1" office:value-type="string">
            <text:p text:style-name="P14">Date</text:p>
          </table:table-cell>
          <table:table-cell table:style-name="Table1.A1" office:value-type="string">
            <text:p text:style-name="P14">Section changes from previous version</text:p>
          </table:table-cell>
          <table:table-cell table:style-name="Table1.E1" office:value-type="string">
            <text:p text:style-name="P14">Changed By</text:p>
          </table:table-cell>
        </table:table-row>
        <table:table-row>
          <table:table-cell table:style-name="Table1.A2" office:value-type="string">
            <text:p text:style-name="P13">1.0</text:p>
          </table:table-cell>
          <table:table-cell table:style-name="Table1.A2" office:value-type="string">
            <text:p text:style-name="P14">N/A</text:p>
          </table:table-cell>
          <table:table-cell table:style-name="Table1.A2" office:value-type="string">
            <text:p text:style-name="P14">2/11/2013</text:p>
          </table:table-cell>
          <table:table-cell table:style-name="Table1.A2" office:value-type="string">
            <text:p text:style-name="P14">Original Draft Document written by Ryan Gouldsmith</text:p>
          </table:table-cell>
          <table:table-cell table:style-name="Table1.E2" office:value-type="string">
            <text:p text:style-name="P14">ryg1</text:p>
          </table:table-cell>
        </table:table-row>
      </table:table>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CMU Serif" svg:font-family="'CM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WenQuanYi Micro Hei" style:font-size-asian="10pt" style:font-name-complex="Lohit Hindi2"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MU Serif" fo:font-size="10pt" style:font-size-asian="10pt" style:font-size-complex="10pt"/>
    </style:style>
    <style:style style:name="MP2" style:family="paragraph" style:parent-style-name="Footer">
      <style:text-properties style:font-name="CMU Serif" fo:font-size="10pt" style:font-size-asian="10pt" style:font-size-complex="10pt"/>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Software Engineering Group Projects – Git User Guide Manual / 1.0 (Draft)</text:p>
      </style:header>
      <style:footer>
        <text:p text:style-name="MP2">Aberystwyth University / Computer Science <text:s text:c="57"/>Page <text:s text:c="2"/><text:page-number text:select-page="current">6</text:page-number> of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11-02T18:10:27</dc:date>
    <meta:generator>LibreOffice/3.5$Linux_X86_64 LibreOffice_project/350m1$Build-2</meta:generator>
    <meta:editing-duration>PT2H51M15S</meta:editing-duration>
    <meta:editing-cycles>75</meta:editing-cycles>
    <meta:document-statistic meta:table-count="1" meta:image-count="0" meta:object-count="0" meta:page-count="6" meta:paragraph-count="103" meta:word-count="1677" meta:character-count="9359" meta:non-whitespace-character-count="7675"/>
  </office:meta>
</office:document-meta>
</file>